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55056895344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454975305872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2068537955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2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4549753070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49753061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3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449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446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495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35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394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38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385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478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368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411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50598371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1:01:42.950000000</dc:date>
    <meta:editing-duration>PT6H1M21S</meta:editing-duration>
    <meta:editing-cycles>20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6" meta:word-count="119" meta:character-count="700" meta:non-whitespace-character-count="624"/>
  </office:meta>
</office:document-meta>
</file>